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017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ebf8" officeooo:paragraph-rsid="010eebf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text-properties officeooo:paragraph-rsid="00a8d5a6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5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6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P17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ac5dc" style:font-size-asian="13pt" style:font-weight-asian="bold" style:font-name-complex="Arial" style:font-size-complex="13pt" style:font-weight-complex="bold"/>
    </style:style>
    <style:style style:name="P18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cb052" style:font-size-asian="11pt" style:font-weight-asian="bold" style:font-name-complex="Arial" style:font-size-complex="11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155b5a"/>
    </style:style>
    <style:style style:name="T4" style:family="text">
      <style:text-properties officeooo:rsid="0109ac78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officeooo:rsid="0117adc6"/>
    </style:style>
    <style:style style:name="T9" style:family="text">
      <style:text-properties officeooo:rsid="0155c8a7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5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4">S/No</text:p>
            </table:table-cell>
            <table:table-cell table:style-name="Table1.A2" office:value-type="string">
              <text:p text:style-name="P9">Product Name</text:p>
            </table:table-cell>
            <table:table-cell table:style-name="Table1.A2" office:value-type="string">
              <text:p text:style-name="P8">QTY</text:p>
            </table:table-cell>
            <table:table-cell table:style-name="Table1.D2" office:value-type="string">
              <text:p text:style-name="P10"><text:span text:style-name="T8">Total</text:span> <text:s/>Untaxed Amou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3"><text:span text:style-name="Source_20_Text"><text:span text:style-name="T7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5"><text:text-input text:description="&lt;line['sr_no']&gt;">Sr No</text:text-input></text:p>
          </table:table-cell>
          <table:table-cell table:style-name="Table1.A2" office:value-type="string">
            <text:h text:style-name="P16" text:outline-level="2"><text:text-input text:description="&lt;line['product']&gt;">product</text:text-input></text:h>
          </table:table-cell>
          <table:table-cell table:style-name="Table1.A2" office:value-type="string">
            <text:p text:style-name="P6"><text:text-input text:description="&lt;line['qty']&gt;">Qty</text:text-input></text:p>
          </table:table-cell>
          <table:table-cell table:style-name="Table1.D2" office:value-type="string">
            <text:p text:style-name="P7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3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1">Printed on <text:date style:data-style-name="N79" text:date-value="2017-01-31T11:48:48.894617781">Tuesday, January 31, 2017</text:date> at <text:time style:data-style-name="N42" text:time-value="2017-01-31T11:48:48.894743509">11:48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ac5dc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cb052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55b5a"/>
    </style:style>
    <style:style style:name="MT5" style:family="text">
      <style:text-properties officeooo:rsid="0109ac78"/>
    </style:style>
    <style:style style:name="MT6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<text:s/><text:span text:style-name="MT4">Sales Order</text:span> <text:span text:style-name="MT5">Summary</text:span></text:p>
        <text:p text:style-name="MP4"><text:span text:style-name="MT6">Date From </text:span><text:span text:style-name="MT6"><text:text-input text:description="&lt;formatLang(o.date_start,date=True)&gt;">Start Date</text:text-input></text:span><text:span text:style-name="MT6"> To </text:span><text:span text:style-name="MT6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8:48.822373550</dc:date>
    <meta:editing-duration>PT17H5M58S</meta:editing-duration>
    <meta:editing-cycles>276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63" meta:character-count="239" meta:non-whitespace-character-count="208"/>
  </office:meta>
</office:document-meta>
</file>